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9BC00004F6122FECAF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list-style-name="WW8Num17"/>
    <style:style style:name="P3" style:family="paragraph" style:parent-style-name="Heading_20_1">
      <style:paragraph-properties fo:break-before="page"/>
    </style:style>
    <style:style style:name="P4" style:family="paragraph">
      <style:paragraph-properties fo:text-align="center" style:writing-mode="lr-tb"/>
      <style:text-properties fo:font-size="24pt"/>
    </style:style>
    <style:style style:name="P5" style:family="paragraph">
      <style:paragraph-properties style:writing-mode="lr-tb"/>
    </style:style>
    <style:style style:name="P6" style:family="paragraph">
      <style:paragraph-properties fo:margin-top="0cm" fo:margin-bottom="0.353cm" fo:line-height="115%" style:text-autospace="none" style:writing-mode="lr-tb"/>
    </style:style>
    <style:style style:name="P7" style:family="paragraph">
      <style:paragraph-properties fo:margin-left="1.27cm" fo:margin-right="0cm" fo:margin-top="0cm" fo:margin-bottom="0.353cm" fo:line-height="115%" fo:text-align="center" fo:text-indent="0cm" style:text-autospace="none" style:writing-mode="lr-tb"/>
    </style:style>
    <style:style style:name="P8" style:family="paragraph">
      <style:paragraph-properties fo:margin-top="0cm" fo:margin-bottom="0.353cm" fo:line-height="115%" fo:text-align="center" style:text-autospace="none" style:writing-mode="lr-tb"/>
    </style:style>
    <style:style style:name="T1" style:family="text">
      <style:text-properties style:font-name="Calibri"/>
    </style:style>
    <style:style style:name="T2" style:family="text">
      <style:text-properties fo:color="#000000" style:font-name="Arial" fo:font-size="11pt" fo:language="en" fo:country="GB" style:font-name-asian="Calibri" style:font-size-asian="11pt" style:font-name-complex="Arial" style:font-size-complex="11pt" style:language-complex="ar" style:country-complex="SA"/>
    </style:style>
    <style:style style:name="T3" style:family="text">
      <style:text-properties fo:color="#ffffff" style:font-name="Arial" fo:font-size="12pt" fo:language="en" fo:country="GB" style:font-name-asian="Calibri" style:font-size-asian="12pt" style:font-name-complex="Arial" style:font-size-complex="12pt"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round" draw:fill="solid" draw:fill-color="#7889fb" draw:textarea-horizontal-align="center" draw:textarea-vertical-align="middle" draw:auto-grow-height="false" fo:padding-top="0cm" fo:padding-bottom="0cm" fo:padding-left="0cm" fo:padding-right="0cm" fo:wrap-option="no-wrap" draw:shadow="hidden" style:run-through="foreground"/>
    </style:style>
    <style:style style:name="gr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8" style:family="graphic">
      <style:graphic-properties draw:stroke="solid" svg:stroke-width="0.026cm" svg:stroke-color="#000000" draw:stroke-linejoin="miter" draw:fill="solid" draw:fill-color="#7889fb"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7889fb" draw:textarea-horizontal-align="justify" draw:textarea-vertical-align="middle" draw:auto-grow-height="false" draw:auto-grow-width="false" fo:padding-top="0.108cm" fo:padding-bottom="0.108cm" fo:padding-left="0.215cm" fo:padding-right="0.215cm" fo:wrap-option="no-wrap" draw:shadow="hidden" style:run-through="foreground"/>
    </style:style>
    <style:style style:name="gr10" style:family="graphic">
      <style:graphic-properties draw:stroke="solid" svg:stroke-width="0.026cm" svg:stroke-color="#000000" draw:stroke-linejoin="miter" draw:fill="solid" draw:fill-color="#7889fb" draw:textarea-horizontal-align="justify" draw:textarea-vertical-align="middle" draw:auto-grow-height="false" draw:auto-grow-width="false" fo:padding-top="0.108cm" fo:padding-bottom="0.108cm" fo:padding-left="0.215cm" fo:padding-right="0.215cm" fo:wrap-option="no-wrap" draw:shadow="hidden" style:run-through="foreground"/>
    </style:style>
    <style:style style:name="gr11" style:family="graphic">
      <style:graphic-properties draw:stroke="none" draw:fill="none" draw:fill-color="#bbe0e3" draw:textarea-horizontal-align="justify" draw:textarea-vertical-align="middle" draw:auto-grow-height="false" draw:auto-grow-width="false" fo:padding-top="0.127cm" fo:padding-bottom="0.127cm" fo:padding-left="0.254cm" fo:padding-right="0.254cm"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nfoSlicer: an overview</text:h>
      <text:p text:style-name="Standard">InfoSlicer is a tool for aggregating content off the internet, rearranging and creating new content, and publishing this content. The basic element of InfoSlicer is an article. This can correspond to anything. A page from Wikipedia. A news article. A story taken off the web. Any content which can be displayed online could be represented as an article. The prototype version of InfoSlicer uses Wikipedia as its article source.</text:p>
      <text:p text:style-name="Standard"/>
      <text:p text:style-name="Standard">The tool gives users the option of downloading articles from Wikipedia. There are then a number of stages where users can slice content from these articles into their own articles. They can format the article and insert images. Articles can then be arranged into themes. A theme is a collection of articles all based around the same topic. For example, a theme entitled “Animals” could contain articles on “Lion”, “Tiger”, “Giraffe” etc.</text:p>
      <text:p text:style-name="Standard"/>
      <text:p text:style-name="Standard">Once the user has created their own content and arranged it into themes, they can publish this content. Depending on the platform, this has a different effect. The prototype version of InfoSlicer runs on three platforms; Windows, Linux and the Sugar interface. </text:p>
      <text:p text:style-name="Standard"/>
      <text:p text:style-name="Standard">In Windows and Linux, the user can publish articles to a zip file. The zip file contains a mini, self-contained encyclopaedia which can be viewed in any browser.</text:p>
      <text:p text:style-name="Standard"/>
      <text:p text:style-name="Standard">The Sugar interface is the GUI for the One-Laptop-Per-Child laptops. It has a very distinct look and feel, and some peculiar style guidelines. When the user is running the Sugar environment, publishing creates an entry in the sugar Journal, and adds a “Book” to the browser 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2">The InfoSlicer Architecture</text:h>
      <text:p text:style-name="Standard"><draw:g text:anchor-type="as-char" svg:y="0cm" draw:z-index="0" draw:style-name="gr1"><draw:rect draw:style-name="gr2" draw:text-style-name="P4" svg:width="14.65cm" svg:height="8.864cm" svg:x="0cm" svg:y="0.002cm"><text:p/></draw:rect><draw:g draw:style-name="gr3"><draw:rect draw:style-name="gr2" draw:text-style-name="P4" svg:width="14.65cm" svg:height="8.847cm" svg:x="0cm" svg:y="0.002cm"><text:p/></draw:rect><draw:custom-shape draw:style-name="gr4" draw:text-style-name="P5" svg:width="4.264cm" svg:height="1.198cm" svg:x="5.943cm" svg:y="0.002cm"><text:p/><draw:enhanced-geometry svg:viewBox="0 0 10000 10000" draw:text-areas="0 0 10000 10000 0 0 10000 10000" draw:type="non-primitive" draw:enhanced-path="M 0 0 L 0 10000 10000 10000 10000 0 Z N"/></draw:custom-shape><draw:custom-shape draw:style-name="gr4" draw:text-style-name="P5" svg:width="4.268cm" svg:height="1.198cm" svg:x="0cm" svg:y="3.471cm"><text:p/><draw:enhanced-geometry svg:viewBox="0 0 10000 10000" draw:text-areas="0 0 10000 10000 0 0 10000 10000" draw:type="non-primitive" draw:enhanced-path="M 0 0 L 0 10000 10000 10000 10000 0 Z N"/></draw:custom-shape><draw:custom-shape draw:style-name="gr4" draw:text-style-name="P5" svg:width="4.268cm" svg:height="1.198cm" svg:x="10.38cm" svg:y="7.648cm"><text:p/><draw:enhanced-geometry svg:viewBox="0 0 10000 10000" draw:text-areas="0 0 10000 10000 0 0 10000 10000" draw:type="non-primitive" draw:enhanced-path="M 0 0 L 0 10000 10000 10000 10000 0 Z N"/></draw:custom-shape><draw:line draw:style-name="gr5" draw:text-style-name="P4" svg:x1="8.02cm" svg:y1="1.214cm" svg:x2="8.02cm" svg:y2="3.474cm"><text:p/></draw:line><draw:line draw:style-name="gr5" draw:text-style-name="P4" svg:x1="8.073cm" svg:y1="4.653cm" svg:x2="8.11cm" svg:y2="7.655cm"><text:p/></draw:line><draw:line draw:style-name="gr6" draw:text-style-name="P4" svg:x1="4.262cm" svg:y1="4.071cm" svg:x2="5.906cm" svg:y2="4.075cm"><text:p/></draw:line><draw:line draw:style-name="gr5" draw:text-style-name="P4" svg:x1="7.207cm" svg:y1="4.653cm" svg:x2="3.625cm" svg:y2="7.636cm"><text:p/></draw:line><draw:line draw:style-name="gr5" draw:text-style-name="P4" svg:x1="8.886cm" svg:y1="4.653cm" svg:x2="12.518cm" svg:y2="7.636cm"><text:p/></draw:line><draw:frame draw:style-name="gr7" draw:text-style-name="P6" svg:width="5.866cm" svg:height="0.421cm" svg:x="8.389cm" svg:y="1.695cm"><draw:text-box><text:p text:style-name="P6"><text:span text:style-name="T2">Retrieve and parse content</text:span></text:p></draw:text-box></draw:frame><draw:frame draw:style-name="gr7" draw:text-style-name="P6" svg:width="2.456cm" svg:height="0.421cm" svg:x="10.892cm" svg:y="5.63cm"><draw:text-box><text:p text:style-name="P6"><text:span text:style-name="T2">Publish content</text:span></text:p></draw:text-box></draw:frame><draw:custom-shape draw:style-name="gr8" draw:text-style-name="P5" svg:width="4.19cm" svg:height="1.163cm" svg:x="1.542cm" svg:y="7.676cm"><text:p/><draw:enhanced-geometry svg:viewBox="0 0 21600 21600" draw:type="rectangle" draw:enhanced-path="M 0 0 L 21600 0 21600 21600 0 21600 0 0 Z N"/></draw:custom-shape><draw:custom-shape draw:style-name="gr8" draw:text-style-name="P5" svg:width="4.19cm" svg:height="1.163cm" svg:x="5.994cm" svg:y="7.676cm"><text:p/><draw:enhanced-geometry svg:viewBox="0 0 21600 21600" draw:type="rectangle" draw:enhanced-path="M 0 0 L 21600 0 21600 21600 0 21600 0 0 Z N"/></draw:custom-shape><draw:frame draw:style-name="gr9" draw:text-style-name="P7" svg:width="3.68cm" svg:height="0.65cm" svg:x="1.674cm" svg:y="7.788cm"><draw:text-box><text:p/></draw:text-box></draw:frame><draw:frame draw:style-name="gr9" draw:text-style-name="P7" svg:width="3.296cm" svg:height="0.65cm" svg:x="6.244cm" svg:y="7.788cm"><draw:text-box><text:p/></draw:text-box></draw:frame><draw:frame draw:style-name="gr10" draw:text-style-name="P8" svg:width="4.428cm" svg:height="1.191cm" svg:x="5.962cm" svg:y="3.408cm"><draw:text-box><text:p text:style-name="P8"><text:span text:style-name="T3">DITA Library</text:span></text:p></draw:text-box></draw:frame></draw:g><draw:frame draw:style-name="gr11" draw:text-style-name="P6" svg:width="3.8cm" svg:height="1.269cm" svg:x="10.597cm" svg:y="7.594cm"><draw:text-box><text:p text:style-name="P6"><text:span text:style-name="T3">Windows, Linux (Desktop PC)</text:span></text:p></draw:text-box></draw:frame><draw:frame draw:style-name="gr11" draw:text-style-name="P6" svg:width="4.4cm" svg:height="0.765cm" svg:x="6.197cm" svg:y="7.796cm"><draw:text-box><text:p text:style-name="P6"><text:span text:style-name="T3">Thin Clients</text:span></text:p></draw:text-box></draw:frame><draw:frame draw:style-name="gr11" draw:text-style-name="P6" svg:width="3.601cm" svg:height="0.761cm" svg:x="1.796cm" svg:y="7.997cm"><draw:text-box><text:p text:style-name="P6"><text:span text:style-name="T3">OLPC Laptops</text:span></text:p></draw:text-box></draw:frame><draw:frame draw:style-name="gr11" draw:text-style-name="P6" svg:width="4cm" svg:height="1.269cm" svg:x="6.195cm" svg:y="0cm"><draw:text-box><text:p text:style-name="P6"><text:span text:style-name="T3">Online Resources e.g. Wikipedia</text:span></text:p></draw:text-box></draw:frame><draw:frame draw:style-name="gr11" draw:text-style-name="P6" svg:width="4.202cm" svg:height="1.269cm" svg:x="0cm" svg:y="3.397cm"><draw:text-box><text:p text:style-name="P6"><text:span text:style-name="T3">GUI: Edit, Format, Images</text:span></text:p></draw:text-box></draw:frame></draw:g></text:p>
      <text:p text:style-name="Standard"/>
      <text:p text:style-name="Standard"/>
      <text:h text:style-name="Heading_20_2" text:outline-level="2"/>
      <text:h text:style-name="P1" text:outline-level="2">The InfoSlicer GUI</text:h>
      <text:p text:style-name="Standard">The GUI of InfoSlicer is built using PyGTK; A python wrapper for the GTK library. Elements of GTK are called widgets, and can be things such as buttons, text labels, or containers holding other widgets. A program built using GTK consists of a Window which then contains other widgets, put together like lego bricks. </text:p>
      <text:p text:style-name="Standard"/>
      <text:p text:style-name="Standard">The InfoSlicer_GUI class is an abstract class which handles the creation of the GUI. For specific implementation of the GUI, users must create a subclass of the InfoSlicer_GUI class and fill in a few basic methods. At the moment, we have a version specific to the Sugar platform and a version for Windows / Linux.</text:p>
      <text:p text:style-name="Standard"/>
      <text:p text:style-name="Standard">The GUI itself consists of a number of panes, each with a specific purpose. </text:p>
      <text:p text:style-name="Standard">A pane consists of a main panel and a toolbar. The toolbar usually contains functions for the panel being displayed. An example is shown below (based on the Wikipedia article at http://en.wikipedia.org/wiki/Giraffe in September 2008):</text:p>
      <text:p text:style-name="Standard"><draw:frame draw:style-name="fr1" draw:name="graphics5" text:anchor-type="char" svg:x="-0.529cm" svg:y="0.776cm" svg:width="18.009cm" svg:height="13.397cm" draw:z-index="1"><draw:image xlink:href="Pictures/20000007000069BC00004F6122FECAFF.wmf" xlink:type="simple" xlink:show="embed" xlink:actuate="onLoad"/></draw:frame></text:p>
      <text:p text:style-name="Standard"><text:span text:style-name="T1"/></text:p>
      <text:p text:style-name="Standard">The diagram on the previous page is a screenshot of the “Format” Pane. The main display is indicated by the Red highlight and the toolbar is indicated by the Blue highlight. The main display shows the user's article. The purpose of this Pane is to apply formatting to the user's version of the article. The toolbar contains functions for formatting such as Bold, Italic, and Underline.</text:p>
      <text:p text:style-name="Standard"/>
      <text:p text:style-name="Standard"><text:soft-page-break/>An implementation of Pane only has a small number of requirements. That is, that the main display is set to the pane.panel attribute, and the toolbar is set to the pane.toolbar attribute. Also, there are methods for setting and getting the “source” and “working” articles. The purpose of the getting and setting of source and working articles, is to pass around the articles currently being worked on. Articles are represented by the Article class, which will be covered in more detail further on. </text:p>
      <text:p text:style-name="Standard"/>
      <text:p text:style-name="Standard">In the case of the example above, no modifications are made to the “source” article in the format pane, so get_source_article will return the argument passed in by the set_source_article method. For the “working” article, when this panel is loaded and set_working_article is called, the text display will be set to the article given. When the user is done formatting and chooses to move to a different pane, the get_working_article method will be called, and the article object containing the new changes will be returned.</text:p>
      <text:p text:style-name="Standard"/>
      <text:p text:style-name="Standard">The current implementation of InfoSlicer has 5 panes. The diagram above shows 6 toolbars; however, the “Activity” toolbar is a mandatory toolbar for all Sugar applications and has no effect on the tool. The InfoSlicer panes are:</text:p>
      <text:list text:style-name="WW8Num17">
        <text:list-item>
          <text:p text:style-name="P2">Library</text:p>
        </text:list-item>
        <text:list-item>
          <text:p text:style-name="P2">Edit</text:p>
        </text:list-item>
        <text:list-item>
          <text:p text:style-name="P2">Format</text:p>
        </text:list-item>
        <text:list-item>
          <text:p text:style-name="P2">Images</text:p>
        </text:list-item>
        <text:list-item>
          <text:p text:style-name="P2">Publish</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size-complex="12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7">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aura</meta:initial-creator>
    <meta:creation-date>2008-12-16T21:48:20</meta:creation-date>
    <dc:creator>Laura</dc:creator>
    <dc:date>2008-12-16T21:53:58</dc:date>
    <meta:editing-cycles>6</meta:editing-cycles>
    <meta:editing-duration>PT5M38S</meta:editing-duration>
    <meta:user-defined meta:name="Info 1"/>
    <meta:user-defined meta:name="Info 2"/>
    <meta:user-defined meta:name="Info 3"/>
    <meta:user-defined meta:name="Info 4"/>
    <meta:document-statistic meta:table-count="0" meta:image-count="1" meta:object-count="0" meta:page-count="4" meta:paragraph-count="22" meta:word-count="717" meta:character-count="4243"/>
  </office:meta>
</office:document-meta>
</file>